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  <style:style style:name="P2" style:family="paragraph" style:parent-style-name="Text_20_body">
      <style:text-properties style:use-window-font-color="tru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lculs pour couches minces</text:h>
      <text:p text:style-name="Text_20_body">Les calculs pour la transmission, la réflexion et l'absorption sont écrit en C++ dans le fichier « thinfilm.h ».</text:p>
      <text:p text:style-name="Text_20_body"/>
      <text:p text:style-name="Text_20_body">Ces calculs ont été copié d'un fichier m de Martin Joly qui les a lui même relevé dans le thèse de Iris Marck chapitre 2 sur « Theory of Sun Protection Glasses ».</text:p>
      <text:p text:style-name="Text_20_body"/>
      <text:p text:style-name="P1">Dans la thèse à Iris il est écrit : « If the incident medium is transparent, the tranmittance [...] ».</text:p>
      <text:p text:style-name="P1"/>
      <text:p text:style-name="P2">Dans le cas tu programme interfit on s'en fiche car à la fois le milieu incident c'est le vide et à la fois on a besoin que de la réflexion.</text:p>
      <text:p text:style-name="P2"/>
      <text:p text:style-name="P2"><draw:frame draw:style-name="fr1" draw:name="Objet1" text:anchor-type="as-char" svg:width="8.804cm" svg:height="16.87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o Geiger</meta:initial-creator>
    <meta:creation-date>2011-07-05T14:11:29</meta:creation-date>
    <dc:date>2011-07-11T13:45:49</dc:date>
    <dc:creator>Mario Geiger</dc:creator>
    <meta:editing-duration>PT3H37M49S</meta:editing-duration>
    <meta:editing-cycles>13</meta:editing-cycles>
    <meta:generator>LibreOffice/3.3$Unix LibreOffice_project/330m19$Build-202</meta:generator>
    <meta:document-statistic meta:table-count="0" meta:image-count="0" meta:object-count="1" meta:page-count="1" meta:paragraph-count="6" meta:word-count="106" meta:character-count="544"/>
  </office:meta>
</office:document-meta>
</file>

<file path=Object 1/content.xml><?xml version="1.0" encoding="utf-8"?>
<math xmlns="http://www.w3.org/1998/Math/MathML">
  <semantics>
    <mtable>
      <mtr>
        <mtd>
          <mtext>complex index of refraxion:</mtext>
        </mtd>
      </mtr>
      <mtr>
        <mtd>
          <mrow>
            <mover accent="true">
              <mi>n</mi>
              <mo stretchy="false">̂</mo>
            </mover>
            <mo stretchy="false">=</mo>
            <mrow>
              <mi>n</mi>
              <mo stretchy="false">−</mo>
              <mi mathvariant="italic">ik</mi>
            </mrow>
          </mrow>
        </mtd>
      </mtr>
      <mtr>
        <mtd/>
      </mtr>
      <mtr>
        <mtd>
          <mtext>simplified Snell's law:</mtext>
        </mtd>
      </mtr>
      <mtr>
        <mtd>
          <mrow>
            <mi>cos</mi>
            <mrow>
              <mrow>
                <mo stretchy="false">(</mo>
                <mover accent="true">
                  <msub>
                    <mo stretchy="false">θ</mo>
                    <mn>1</mn>
                  </msub>
                  <mo stretchy="false">̂</mo>
                </mover>
                <mo stretchy="false">)</mo>
              </mrow>
              <mo stretchy="false">=</mo>
              <mfrac>
                <msqrt>
                  <mrow>
                    <mrow>
                      <mrow>
                        <msup>
                          <mrow>
                            <mi>cos</mi>
                            <mrow>
                              <mo stretchy="false">(</mo>
                              <mover accent="true">
                                <msub>
                                  <mo stretchy="false">θ</mo>
                                  <mn>0</mn>
                                </msub>
                                <mo stretchy="false">̂</mo>
                              </mover>
                              <mo stretchy="false">)</mo>
                            </mrow>
                          </mrow>
                          <mn>2</mn>
                        </msup>
                        <mo stretchy="false">⋅</mo>
                        <msup>
                          <mover accent="true">
                            <msub>
                              <mi>n</mi>
                              <mn>0</mn>
                            </msub>
                            <mo stretchy="false">̂</mo>
                          </mover>
                          <mn>2</mn>
                        </msup>
                      </mrow>
                      <mo stretchy="false">−</mo>
                      <msup>
                        <mover accent="true">
                          <msub>
                            <mi>n</mi>
                            <mn>0</mn>
                          </msub>
                          <mo stretchy="false">̂</mo>
                        </mover>
                        <mn>2</mn>
                      </msup>
                    </mrow>
                    <mo stretchy="false">+</mo>
                    <msup>
                      <mover accent="true">
                        <msub>
                          <mi>n</mi>
                          <mn>1</mn>
                        </msub>
                        <mo stretchy="false">̂</mo>
                      </mover>
                      <mn>2</mn>
                    </msup>
                  </mrow>
                </msqrt>
                <mover accent="true">
                  <msub>
                    <mi>n</mi>
                    <mn>1</mn>
                  </msub>
                  <mo stretchy="false">̂</mo>
                </mover>
              </mfrac>
            </mrow>
          </mrow>
        </mtd>
      </mtr>
      <mtr>
        <mtd/>
      </mtr>
      <mtr>
        <mtd>
          <mtext>optical admittance:</mtext>
        </mtd>
      </mtr>
      <mtr>
        <mtd>
          <mrow>
            <msub>
              <mo stretchy="false">η</mo>
              <mi>p</mi>
            </msub>
            <mo stretchy="false">=</mo>
            <mfrac>
              <mover accent="true">
                <mi>n</mi>
                <mo stretchy="false">̂</mo>
              </mover>
              <mrow>
                <mi>cos</mi>
                <mrow>
                  <mo stretchy="false">(</mo>
                  <mover accent="true">
                    <mo stretchy="false">θ</mo>
                    <mo stretchy="false">̂</mo>
                  </mover>
                  <mo stretchy="false">)</mo>
                </mrow>
              </mrow>
            </mfrac>
          </mrow>
        </mtd>
      </mtr>
      <mtr>
        <mtd>
          <mrow>
            <msub>
              <mo stretchy="false">η</mo>
              <mi>s</mi>
            </msub>
            <mo stretchy="false">=</mo>
            <mrow>
              <mover accent="true">
                <mi>n</mi>
                <mo stretchy="false">̂</mo>
              </mover>
              <mo stretchy="false">⋅</mo>
              <mrow>
                <mi>cos</mi>
                <mrow>
                  <mo stretchy="false">(</mo>
                  <mover accent="true">
                    <mo stretchy="false">θ</mo>
                    <mo stretchy="false">̂</mo>
                  </mover>
                  <mo stretchy="false">)</mo>
                </mrow>
              </mrow>
            </mrow>
          </mrow>
        </mtd>
      </mtr>
      <mtr>
        <mtd/>
      </mtr>
      <mtr>
        <mtd>
          <mtext>phase thickness:</mtext>
        </mtd>
      </mtr>
      <mtr>
        <mtd>
          <mrow>
            <mo stretchy="false">δ</mo>
            <mo stretchy="false">=</mo>
            <mfrac>
              <mrow>
                <mn>2</mn>
                <mo stretchy="false">π</mo>
                <mover accent="true">
                  <mi>n</mi>
                  <mo stretchy="false">̂</mo>
                </mover>
                <mi>d</mi>
                <mi>cos</mi>
                <mrow>
                  <mo stretchy="false">(</mo>
                  <mover accent="true">
                    <mo stretchy="false">θ</mo>
                    <mo stretchy="false">̂</mo>
                  </mover>
                  <mo stretchy="false">)</mo>
                </mrow>
              </mrow>
              <mo stretchy="false">λ</mo>
            </mfrac>
          </mrow>
        </mtd>
      </mtr>
      <mtr>
        <mtd>
          <mrow>
            <mo stretchy="false">δ</mo>
            <mtext>phase thickness</mtext>
          </mrow>
        </mtd>
      </mtr>
      <mtr>
        <mtd>
          <mrow>
            <mi>d</mi>
            <mtext>layer thickness</mtext>
          </mrow>
        </mtd>
      </mtr>
      <mtr>
        <mtd/>
      </mtr>
      <mtr>
        <mtd>
          <mtext>next two lines for P and S:</mtext>
        </mtd>
      </mtr>
      <mtr>
        <mtd>
          <mrow>
            <mfenced open="(" close=")">
              <mtable>
                <mtr>
                  <mtd>
                    <mi>B</mi>
                  </mtd>
                </mtr>
                <mtr>
                  <mtd>
                    <mi>C</mi>
                  </mtd>
                </mtr>
              </mtable>
            </mfenced>
            <mo stretchy="false">=</mo>
            <mrow>
              <mfenced open="{" close="}">
                <mrow>
                  <mo stretchy="false">∏</mo>
                  <mfenced open="[" close="]">
                    <mtable>
                      <mtr>
                        <mtd>
                          <mrow>
                            <mi>cos</mi>
                            <mrow>
                              <mo stretchy="false">(</mo>
                              <mo stretchy="false">δ</mo>
                              <mo stretchy="false">)</mo>
                            </mrow>
                          </mrow>
                        </mtd>
                        <mtd>
                          <mfrac>
                            <mrow>
                              <mi>i</mi>
                              <mi>sin</mi>
                              <mrow>
                                <mo stretchy="false">(</mo>
                                <mo stretchy="false">δ</mo>
                                <mo stretchy="false">)</mo>
                              </mrow>
                            </mrow>
                            <mo stretchy="false">η</mo>
                          </mfrac>
                        </mtd>
                      </mtr>
                      <mtr>
                        <mtd>
                          <mrow>
                            <mi>i</mi>
                            <mi>sin</mi>
                            <mrow>
                              <mrow>
                                <mo stretchy="false">(</mo>
                                <mo stretchy="false">δ</mo>
                                <mo stretchy="false">)</mo>
                              </mrow>
                              <mo stretchy="false">⋅</mo>
                              <mo stretchy="false">η</mo>
                            </mrow>
                          </mrow>
                        </mtd>
                        <mtd>
                          <mrow>
                            <mi>cos</mi>
                            <mrow>
                              <mo stretchy="false">(</mo>
                              <mo stretchy="false">δ</mo>
                              <mo stretchy="false">)</mo>
                            </mrow>
                          </mrow>
                        </mtd>
                      </mtr>
                    </mtable>
                  </mfenced>
                </mrow>
              </mfenced>
              <mo stretchy="false">⋅</mo>
              <mfenced open="(" close=")">
                <mtable>
                  <mtr>
                    <mtd>
                      <mn>1</mn>
                    </mtd>
                  </mtr>
                  <mtr>
                    <mtd>
                      <msub>
                        <mo stretchy="false">η</mo>
                        <mi mathvariant="italic">exit</mi>
                      </msub>
                    </mtd>
                  </mtr>
                </mtable>
              </mfenced>
            </mrow>
          </mrow>
        </mtd>
      </mtr>
      <mtr>
        <mtd>
          <mrow>
            <mi>i</mi>
            <mtext>imaginary unit</mtext>
          </mrow>
        </mtd>
      </mtr>
      <mtr>
        <mtd/>
      </mtr>
      <mtr>
        <mtd>
          <mtext>reflection coefficient:</mtext>
        </mtd>
      </mtr>
      <mtr>
        <mtd>
          <mrow>
            <mi>r</mi>
            <mo stretchy="false">=</mo>
            <mfrac>
              <mrow>
                <msub>
                  <mo stretchy="false">η</mo>
                  <mi mathvariant="italic">incident</mi>
                </msub>
                <mo stretchy="false">−</mo>
                <mfrac>
                  <mi>C</mi>
                  <mi>B</mi>
                </mfrac>
              </mrow>
              <mrow>
                <msub>
                  <mo stretchy="false">η</mo>
                  <mi mathvariant="italic">incident</mi>
                </msub>
                <mo stretchy="false">+</mo>
                <mfrac>
                  <mi>C</mi>
                  <mi>B</mi>
                </mfrac>
              </mrow>
            </mfrac>
          </mrow>
        </mtd>
      </mtr>
      <mtr>
        <mtd/>
      </mtr>
      <mtr>
        <mtd>
          <mtext>reflectance:</mtext>
        </mtd>
      </mtr>
      <mtr>
        <mtd>
          <mrow>
            <mrow>
              <mo stretchy="false">ϱ</mo>
              <mo stretchy="false">=</mo>
              <mi>sin</mi>
            </mrow>
            <mrow>
              <mrow>
                <mrow>
                  <mo stretchy="false">(</mo>
                  <mi mathvariant="italic">polarization</mi>
                  <mo stretchy="false">)</mo>
                </mrow>
                <mo stretchy="false">⋅</mo>
                <mrow>
                  <mo stretchy="false">∥</mo>
                  <msub>
                    <mi>r</mi>
                    <mi>p</mi>
                  </msub>
                  <mo stretchy="false">∥</mo>
                </mrow>
              </mrow>
              <mo stretchy="false">+</mo>
              <mi>cos</mi>
            </mrow>
            <mrow>
              <mrow>
                <mo stretchy="false">(</mo>
                <mi mathvariant="italic">polarization</mi>
                <mo stretchy="false">)</mo>
              </mrow>
              <mo stretchy="false">⋅</mo>
              <mrow>
                <mo stretchy="false">∥</mo>
                <msub>
                  <mi>r</mi>
                  <mi>s</mi>
                </msub>
                <mo stretchy="false">∥</mo>
              </mrow>
            </mrow>
          </mrow>
        </mtd>
      </mtr>
    </mtable>
    <annotation encoding="StarMath 5.0">"complex index of refraxion:" newline
hat n = n - ik newline
newline
"simplified Snell's law:" newline
cos(hat %theta_1) = { sqrt{ {cos(hat %theta_0)}^2 cdot {hat n_0}^2 - {hat n_0}^2 + {hat n_1}^2} } over {hat n_1} newline
newline
"optical admittance:" newline
%eta_{p} = {hat n} over {cos(hat %theta ) } newline 
%eta_{s} = {hat n} cdot {cos(hat %theta ) } newline
newline
"phase thickness:" newline
%delta = {2 %pi hat n d cos(hat %theta)} over {%lambda } newline
alignl %delta "phase thickness" newline
alignl d "layer thickness" newline
newline
"next two lines for P and S:" newline
left (binom{B}{C} right ) = left lbrace prod left [ matrix{cos(%delta) # {i sin(%delta)} over {%eta} ## i sin(%delta) cdot %eta # cos(%delta)}  right ]   right rbrace cdot left ( binom{1}{%eta_exit}  right )  newline
alignl i "imaginary unit" newline
newline
"reflection coefficient:" newline
r = {%eta_incident - C over B} over {%eta_incident + C over B} newline
newline
"reflectance:" newline
%varrho = sin(polarization) cdot ldline r_p rdline + cos(polarization) cdot ldline r_s rdline </annotation>
  </semantics>
</math>
</file>